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06cm" style:rel-width="100%" table:align="center" style:may-break-between-rows="false" table:border-model="separating"/>
    </style:style>
    <style:style style:name="Table1.A" style:family="table-column">
      <style:table-column-properties style:column-width="1.353cm" style:rel-column-width="767*"/>
    </style:style>
    <style:style style:name="Table1.T" style:family="table-column">
      <style:table-column-properties style:column-width="1.355cm" style:rel-column-width="768*"/>
    </style:style>
    <style:style style:name="Table1.A1" style:family="table-cell">
      <style:table-cell-properties style:vertical-align="middle" fo:padding-left="0cm" fo:padding-right="0cm" fo:padding-top="0.28cm" fo:padding-bottom="0.289cm" fo:border-left="none" fo:border-right="none" fo:border-top="0.6pt solid #000000" fo:border-bottom="0.6pt solid #000000"/>
    </style:style>
    <style:style style:name="Table1.B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C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D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E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F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G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H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I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J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K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L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M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N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O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P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Q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R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S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T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1.A2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3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4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5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6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7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8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9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0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1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2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3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4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5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6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7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8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19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20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21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22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23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24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25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A26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1.B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C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D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E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F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G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H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I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J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K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L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M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N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O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P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Q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R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S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1.T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" style:family="table">
      <style:table-properties style:width="27.06cm" style:rel-width="100%" table:align="center" style:may-break-between-rows="false" table:border-model="separating"/>
    </style:style>
    <style:style style:name="Table2.A" style:family="table-column">
      <style:table-column-properties style:column-width="1.353cm" style:rel-column-width="767*"/>
    </style:style>
    <style:style style:name="Table2.T" style:family="table-column">
      <style:table-column-properties style:column-width="1.355cm" style:rel-column-width="768*"/>
    </style:style>
    <style:style style:name="Table2.A1" style:family="table-cell">
      <style:table-cell-properties style:vertical-align="middle" fo:padding-left="0cm" fo:padding-right="0cm" fo:padding-top="0.28cm" fo:padding-bottom="0.289cm" fo:border-left="none" fo:border-right="none" fo:border-top="0.6pt solid #000000" fo:border-bottom="0.6pt solid #000000"/>
    </style:style>
    <style:style style:name="Table2.B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C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D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E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F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G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H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I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J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K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L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M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N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O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P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Q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R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S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T1" style:family="table-cell">
      <style:table-cell-properties fo:padding-left="0cm" fo:padding-right="0cm" fo:padding-top="0.28cm" fo:padding-bottom="0.289cm" fo:border-left="0.6pt solid #cccccc" fo:border-right="none" fo:border-top="0.6pt solid #000000" fo:border-bottom="0.6pt solid #000000"/>
    </style:style>
    <style:style style:name="Table2.A2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3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4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5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6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7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8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9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0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1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2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3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4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5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6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7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7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8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8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19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19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20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20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21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21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22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22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23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23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24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24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25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25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A26" style:family="table-cell">
      <style:table-cell-properties fo:padding-left="0cm" fo:padding-right="0cm" fo:padding-top="0.28cm" fo:padding-bottom="0.289cm" fo:border-left="none" fo:border-right="none" fo:border-top="none" fo:border-bottom="0.6pt solid #000000"/>
    </style:style>
    <style:style style:name="Table2.B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C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D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E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F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G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H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I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J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K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L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M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N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O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P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Q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R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S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Table2.T26" style:family="table-cell">
      <style:table-cell-properties fo:padding-left="0cm" fo:padding-right="0cm" fo:padding-top="0.28cm" fo:padding-bottom="0.289cm" fo:border-left="0.6pt solid #cccccc" fo:border-right="none" fo:border-top="none" fo:border-bottom="0.6pt solid #000000"/>
    </style:style>
    <style:style style:name="P1" style:family="paragraph" style:parent-style-name="Table_20_Contents">
      <style:paragraph-properties fo:text-align="center" style:justify-single-word="false"/>
      <style:text-properties fo:font-size="24pt" officeooo:rsid="001d185b" officeooo:paragraph-rsid="001d185b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size="24pt" officeooo:rsid="001b6892" officeooo:paragraph-rsid="0021ef2e" style:font-size-asian="24pt" style:font-size-complex="24pt"/>
    </style:style>
    <style:style style:name="P4" style:family="paragraph" style:parent-style-name="Standard">
      <style:text-properties officeooo:paragraph-rsid="0021ef2e"/>
    </style:style>
    <style:style style:name="P5" style:family="paragraph" style:parent-style-name="Table_20_Contents">
      <style:paragraph-properties fo:text-align="center" style:justify-single-word="false"/>
      <style:text-properties fo:font-size="24pt" officeooo:rsid="001d185b" officeooo:paragraph-rsid="001d185b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fo:font-size="24pt" officeooo:rsid="001d185b" officeooo:paragraph-rsid="0021ef2e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9"/>
        <table:table-column table:style-name="Table1.T"/>
        <table:table-row>
          <table:table-cell table:style-name="Table1.A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S1" office:value-type="string">
            <text:p text:style-name="P1">A</text:p>
          </table:table-cell>
          <table:table-cell table:style-name="Table1.T1" office:value-type="string">
            <text:p text:style-name="P1">A</text:p>
          </table:table-cell>
        </table:table-row>
        <table:table-row>
          <table:table-cell table:style-name="Table1.A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S25" office:value-type="string">
            <text:p text:style-name="P1">B</text:p>
          </table:table-cell>
          <table:table-cell table:style-name="Table1.T2" office:value-type="string">
            <text:p text:style-name="P1">B</text:p>
          </table:table-cell>
        </table:table-row>
        <table:table-row>
          <table:table-cell table:style-name="Table1.A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S25" office:value-type="string">
            <text:p text:style-name="P1">C</text:p>
          </table:table-cell>
          <table:table-cell table:style-name="Table1.T3" office:value-type="string">
            <text:p text:style-name="P1">C</text:p>
          </table:table-cell>
        </table:table-row>
        <table:table-row>
          <table:table-cell table:style-name="Table1.A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S25" office:value-type="string">
            <text:p text:style-name="P1">D</text:p>
          </table:table-cell>
          <table:table-cell table:style-name="Table1.T4" office:value-type="string">
            <text:p text:style-name="P1">D</text:p>
          </table:table-cell>
        </table:table-row>
        <table:table-row>
          <table:table-cell table:style-name="Table1.A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S25" office:value-type="string">
            <text:p text:style-name="P1">E</text:p>
          </table:table-cell>
          <table:table-cell table:style-name="Table1.T5" office:value-type="string">
            <text:p text:style-name="P1">E</text:p>
          </table:table-cell>
        </table:table-row>
        <table:table-row>
          <table:table-cell table:style-name="Table1.A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S25" office:value-type="string">
            <text:p text:style-name="P1">F</text:p>
          </table:table-cell>
          <table:table-cell table:style-name="Table1.T6" office:value-type="string">
            <text:p text:style-name="P1">F</text:p>
          </table:table-cell>
        </table:table-row>
        <table:table-row>
          <table:table-cell table:style-name="Table1.A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S25" office:value-type="string">
            <text:p text:style-name="P1">G</text:p>
          </table:table-cell>
          <table:table-cell table:style-name="Table1.T7" office:value-type="string">
            <text:p text:style-name="P1">G</text:p>
          </table:table-cell>
        </table:table-row>
        <table:table-row>
          <table:table-cell table:style-name="Table1.A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S25" office:value-type="string">
            <text:p text:style-name="P1">H</text:p>
          </table:table-cell>
          <table:table-cell table:style-name="Table1.T8" office:value-type="string">
            <text:p text:style-name="P1">H</text:p>
          </table:table-cell>
        </table:table-row>
        <table:table-row>
          <table:table-cell table:style-name="Table1.A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S25" office:value-type="string">
            <text:p text:style-name="P1">I</text:p>
          </table:table-cell>
          <table:table-cell table:style-name="Table1.T9" office:value-type="string">
            <text:p text:style-name="P1">I</text:p>
          </table:table-cell>
        </table:table-row>
        <table:table-row>
          <table:table-cell table:style-name="Table1.A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S25" office:value-type="string">
            <text:p text:style-name="P1">J</text:p>
          </table:table-cell>
          <table:table-cell table:style-name="Table1.T10" office:value-type="string">
            <text:p text:style-name="P1">J</text:p>
          </table:table-cell>
        </table:table-row>
        <table:table-row>
          <table:table-cell table:style-name="Table1.A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S25" office:value-type="string">
            <text:p text:style-name="P1">K</text:p>
          </table:table-cell>
          <table:table-cell table:style-name="Table1.T11" office:value-type="string">
            <text:p text:style-name="P1">K</text:p>
          </table:table-cell>
        </table:table-row>
        <table:table-row>
          <table:table-cell table:style-name="Table1.A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S25" office:value-type="string">
            <text:p text:style-name="P1">L</text:p>
          </table:table-cell>
          <table:table-cell table:style-name="Table1.T12" office:value-type="string">
            <text:p text:style-name="P1">L</text:p>
          </table:table-cell>
        </table:table-row>
        <table:table-row>
          <table:table-cell table:style-name="Table1.A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S25" office:value-type="string">
            <text:p text:style-name="P1">M</text:p>
          </table:table-cell>
          <table:table-cell table:style-name="Table1.T13" office:value-type="string">
            <text:p text:style-name="P1">M</text:p>
          </table:table-cell>
        </table:table-row>
        <table:table-row>
          <table:table-cell table:style-name="Table1.A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S25" office:value-type="string">
            <text:p text:style-name="P1">N</text:p>
          </table:table-cell>
          <table:table-cell table:style-name="Table1.T14" office:value-type="string">
            <text:p text:style-name="P1">N</text:p>
          </table:table-cell>
        </table:table-row>
        <table:table-row>
          <table:table-cell table:style-name="Table1.A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S25" office:value-type="string">
            <text:p text:style-name="P1">O</text:p>
          </table:table-cell>
          <table:table-cell table:style-name="Table1.T15" office:value-type="string">
            <text:p text:style-name="P1">O</text:p>
          </table:table-cell>
        </table:table-row>
        <table:table-row>
          <table:table-cell table:style-name="Table1.A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S25" office:value-type="string">
            <text:p text:style-name="P1">P</text:p>
          </table:table-cell>
          <table:table-cell table:style-name="Table1.T16" office:value-type="string">
            <text:p text:style-name="P1">P</text:p>
          </table:table-cell>
        </table:table-row>
        <table:table-row>
          <table:table-cell table:style-name="Table1.A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S25" office:value-type="string">
            <text:p text:style-name="P1">Q</text:p>
          </table:table-cell>
          <table:table-cell table:style-name="Table1.T17" office:value-type="string">
            <text:p text:style-name="P1">Q</text:p>
          </table:table-cell>
        </table:table-row>
        <table:table-row>
          <table:table-cell table:style-name="Table1.A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S25" office:value-type="string">
            <text:p text:style-name="P1">R</text:p>
          </table:table-cell>
          <table:table-cell table:style-name="Table1.T18" office:value-type="string">
            <text:p text:style-name="P1">R</text:p>
          </table:table-cell>
        </table:table-row>
        <table:table-row>
          <table:table-cell table:style-name="Table1.A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S25" office:value-type="string">
            <text:p text:style-name="P1">S</text:p>
          </table:table-cell>
          <table:table-cell table:style-name="Table1.T19" office:value-type="string">
            <text:p text:style-name="P1">S</text:p>
          </table:table-cell>
        </table:table-row>
        <table:table-row>
          <table:table-cell table:style-name="Table1.A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S25" office:value-type="string">
            <text:p text:style-name="P1">T</text:p>
          </table:table-cell>
          <table:table-cell table:style-name="Table1.T20" office:value-type="string">
            <text:p text:style-name="P1">T</text:p>
          </table:table-cell>
        </table:table-row>
        <table:table-row>
          <table:table-cell table:style-name="Table1.A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S25" office:value-type="string">
            <text:p text:style-name="P1">U</text:p>
          </table:table-cell>
          <table:table-cell table:style-name="Table1.T21" office:value-type="string">
            <text:p text:style-name="P1">U</text:p>
          </table:table-cell>
        </table:table-row>
        <table:table-row>
          <table:table-cell table:style-name="Table1.A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S25" office:value-type="string">
            <text:p text:style-name="P1">V</text:p>
          </table:table-cell>
          <table:table-cell table:style-name="Table1.T22" office:value-type="string">
            <text:p text:style-name="P1">V</text:p>
          </table:table-cell>
        </table:table-row>
        <table:table-row>
          <table:table-cell table:style-name="Table1.A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S25" office:value-type="string">
            <text:p text:style-name="P1">W</text:p>
          </table:table-cell>
          <table:table-cell table:style-name="Table1.T23" office:value-type="string">
            <text:p text:style-name="P1">W</text:p>
          </table:table-cell>
        </table:table-row>
        <table:table-row>
          <table:table-cell table:style-name="Table1.A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S25" office:value-type="string">
            <text:p text:style-name="P1">X</text:p>
          </table:table-cell>
          <table:table-cell table:style-name="Table1.T24" office:value-type="string">
            <text:p text:style-name="P1">X</text:p>
          </table:table-cell>
        </table:table-row>
        <table:table-row>
          <table:table-cell table:style-name="Table1.A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S25" office:value-type="string">
            <text:p text:style-name="P1">Y</text:p>
          </table:table-cell>
          <table:table-cell table:style-name="Table1.T25" office:value-type="string">
            <text:p text:style-name="P1">Y</text:p>
          </table:table-cell>
        </table:table-row>
        <table:table-row>
          <table:table-cell table:style-name="Table1.A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S26" office:value-type="string">
            <text:p text:style-name="P1">Z</text:p>
          </table:table-cell>
          <table:table-cell table:style-name="Table1.T26" office:value-type="string">
            <text:p text:style-name="P1">Z</text:p>
          </table:table-cell>
        </table:table-row>
      </table:table>
      <table:table table:name="Table2" table:style-name="Table2">
        <table:table-column table:style-name="Table2.A" table:number-columns-repeated="19"/>
        <table:table-column table:style-name="Table2.T"/>
        <text:soft-page-break/>
        <table:table-row>
          <table:table-cell table:style-name="Table2.A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S1" office:value-type="string">
            <text:p text:style-name="P6">A</text:p>
          </table:table-cell>
          <table:table-cell table:style-name="Table2.T1" office:value-type="string">
            <text:p text:style-name="P6">A</text:p>
          </table:table-cell>
        </table:table-row>
        <table:table-row>
          <table:table-cell table:style-name="Table2.A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S25" office:value-type="string">
            <text:p text:style-name="P6">B</text:p>
          </table:table-cell>
          <table:table-cell table:style-name="Table2.T2" office:value-type="string">
            <text:p text:style-name="P6">B</text:p>
          </table:table-cell>
        </table:table-row>
        <table:table-row>
          <table:table-cell table:style-name="Table2.A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S25" office:value-type="string">
            <text:p text:style-name="P6">C</text:p>
          </table:table-cell>
          <table:table-cell table:style-name="Table2.T3" office:value-type="string">
            <text:p text:style-name="P6">C</text:p>
          </table:table-cell>
        </table:table-row>
        <table:table-row>
          <table:table-cell table:style-name="Table2.A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S25" office:value-type="string">
            <text:p text:style-name="P6">D</text:p>
          </table:table-cell>
          <table:table-cell table:style-name="Table2.T4" office:value-type="string">
            <text:p text:style-name="P6">D</text:p>
          </table:table-cell>
        </table:table-row>
        <table:table-row>
          <table:table-cell table:style-name="Table2.A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S25" office:value-type="string">
            <text:p text:style-name="P6">E</text:p>
          </table:table-cell>
          <table:table-cell table:style-name="Table2.T5" office:value-type="string">
            <text:p text:style-name="P6">E</text:p>
          </table:table-cell>
        </table:table-row>
        <table:table-row>
          <table:table-cell table:style-name="Table2.A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S25" office:value-type="string">
            <text:p text:style-name="P6">F</text:p>
          </table:table-cell>
          <table:table-cell table:style-name="Table2.T6" office:value-type="string">
            <text:p text:style-name="P6">F</text:p>
          </table:table-cell>
        </table:table-row>
        <table:table-row>
          <table:table-cell table:style-name="Table2.A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S25" office:value-type="string">
            <text:p text:style-name="P6">G</text:p>
          </table:table-cell>
          <table:table-cell table:style-name="Table2.T7" office:value-type="string">
            <text:p text:style-name="P6">G</text:p>
          </table:table-cell>
        </table:table-row>
        <table:table-row>
          <table:table-cell table:style-name="Table2.A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S25" office:value-type="string">
            <text:p text:style-name="P6">H</text:p>
          </table:table-cell>
          <table:table-cell table:style-name="Table2.T8" office:value-type="string">
            <text:p text:style-name="P6">H</text:p>
          </table:table-cell>
        </table:table-row>
        <table:table-row>
          <table:table-cell table:style-name="Table2.A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S25" office:value-type="string">
            <text:p text:style-name="P6">I</text:p>
          </table:table-cell>
          <table:table-cell table:style-name="Table2.T9" office:value-type="string">
            <text:p text:style-name="P6">I</text:p>
          </table:table-cell>
        </table:table-row>
        <table:table-row>
          <table:table-cell table:style-name="Table2.A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S25" office:value-type="string">
            <text:p text:style-name="P6">J</text:p>
          </table:table-cell>
          <table:table-cell table:style-name="Table2.T10" office:value-type="string">
            <text:p text:style-name="P6">J</text:p>
          </table:table-cell>
        </table:table-row>
        <table:table-row>
          <table:table-cell table:style-name="Table2.A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S25" office:value-type="string">
            <text:p text:style-name="P6">K</text:p>
          </table:table-cell>
          <table:table-cell table:style-name="Table2.T11" office:value-type="string">
            <text:p text:style-name="P6">K</text:p>
          </table:table-cell>
        </table:table-row>
        <table:table-row>
          <table:table-cell table:style-name="Table2.A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S25" office:value-type="string">
            <text:p text:style-name="P6">L</text:p>
          </table:table-cell>
          <table:table-cell table:style-name="Table2.T12" office:value-type="string">
            <text:p text:style-name="P6">L</text:p>
          </table:table-cell>
        </table:table-row>
        <table:table-row>
          <table:table-cell table:style-name="Table2.A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S25" office:value-type="string">
            <text:p text:style-name="P6">M</text:p>
          </table:table-cell>
          <table:table-cell table:style-name="Table2.T13" office:value-type="string">
            <text:p text:style-name="P6">M</text:p>
          </table:table-cell>
        </table:table-row>
        <table:table-row>
          <table:table-cell table:style-name="Table2.A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S25" office:value-type="string">
            <text:p text:style-name="P6">N</text:p>
          </table:table-cell>
          <table:table-cell table:style-name="Table2.T14" office:value-type="string">
            <text:p text:style-name="P6">N</text:p>
          </table:table-cell>
        </table:table-row>
        <table:table-row>
          <table:table-cell table:style-name="Table2.A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S25" office:value-type="string">
            <text:p text:style-name="P6">O</text:p>
          </table:table-cell>
          <table:table-cell table:style-name="Table2.T15" office:value-type="string">
            <text:p text:style-name="P6">O</text:p>
          </table:table-cell>
        </table:table-row>
        <table:table-row>
          <table:table-cell table:style-name="Table2.A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S25" office:value-type="string">
            <text:p text:style-name="P6">P</text:p>
          </table:table-cell>
          <table:table-cell table:style-name="Table2.T16" office:value-type="string">
            <text:p text:style-name="P6">P</text:p>
          </table:table-cell>
        </table:table-row>
        <table:table-row>
          <table:table-cell table:style-name="Table2.A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S25" office:value-type="string">
            <text:p text:style-name="P6">Q</text:p>
          </table:table-cell>
          <table:table-cell table:style-name="Table2.T17" office:value-type="string">
            <text:p text:style-name="P6">Q</text:p>
          </table:table-cell>
        </table:table-row>
        <table:table-row>
          <table:table-cell table:style-name="Table2.A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S25" office:value-type="string">
            <text:p text:style-name="P6">R</text:p>
          </table:table-cell>
          <table:table-cell table:style-name="Table2.T18" office:value-type="string">
            <text:p text:style-name="P6">R</text:p>
          </table:table-cell>
        </table:table-row>
        <table:table-row>
          <table:table-cell table:style-name="Table2.A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S25" office:value-type="string">
            <text:p text:style-name="P6">S</text:p>
          </table:table-cell>
          <table:table-cell table:style-name="Table2.T19" office:value-type="string">
            <text:p text:style-name="P6">S</text:p>
          </table:table-cell>
        </table:table-row>
        <table:table-row>
          <table:table-cell table:style-name="Table2.A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S25" office:value-type="string">
            <text:p text:style-name="P6">T</text:p>
          </table:table-cell>
          <table:table-cell table:style-name="Table2.T20" office:value-type="string">
            <text:p text:style-name="P6">T</text:p>
          </table:table-cell>
        </table:table-row>
        <table:table-row>
          <table:table-cell table:style-name="Table2.A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S25" office:value-type="string">
            <text:p text:style-name="P6">U</text:p>
          </table:table-cell>
          <table:table-cell table:style-name="Table2.T21" office:value-type="string">
            <text:p text:style-name="P6">U</text:p>
          </table:table-cell>
        </table:table-row>
        <table:table-row>
          <table:table-cell table:style-name="Table2.A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S25" office:value-type="string">
            <text:p text:style-name="P6">V</text:p>
          </table:table-cell>
          <table:table-cell table:style-name="Table2.T22" office:value-type="string">
            <text:p text:style-name="P6">V</text:p>
          </table:table-cell>
        </table:table-row>
        <table:table-row>
          <table:table-cell table:style-name="Table2.A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S25" office:value-type="string">
            <text:p text:style-name="P6">W</text:p>
          </table:table-cell>
          <table:table-cell table:style-name="Table2.T23" office:value-type="string">
            <text:p text:style-name="P6">W</text:p>
          </table:table-cell>
        </table:table-row>
        <table:table-row>
          <table:table-cell table:style-name="Table2.A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S25" office:value-type="string">
            <text:p text:style-name="P6">X</text:p>
          </table:table-cell>
          <table:table-cell table:style-name="Table2.T24" office:value-type="string">
            <text:p text:style-name="P6">X</text:p>
          </table:table-cell>
        </table:table-row>
        <table:table-row>
          <table:table-cell table:style-name="Table2.A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S25" office:value-type="string">
            <text:p text:style-name="P6">Y</text:p>
          </table:table-cell>
          <table:table-cell table:style-name="Table2.T25" office:value-type="string">
            <text:p text:style-name="P6">Y</text:p>
          </table:table-cell>
        </table:table-row>
        <table:table-row>
          <table:table-cell table:style-name="Table2.A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S26" office:value-type="string">
            <text:p text:style-name="P6">Z</text:p>
          </table:table-cell>
          <table:table-cell table:style-name="Table2.T26" office:value-type="string">
            <text:p text:style-name="P6">Z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cm" fo:margin-bottom="0.199cm" fo:margin-left="0.64cm" fo:margin-right="2cm" style:shadow="none" style:writing-mode="lr-tb" style:layout-grid-color="#cccccc" style:layout-grid-lines="27" style:layout-grid-base-height="1.199cm" style:layout-grid-ruby-height="0.353cm" style:layout-grid-mode="none" style:layout-grid-ruby-below="false" style:layout-grid-print="true" style:layout-grid-display="true" style:footnote-max-height="0cm">
        <style:columns fo:column-count="1" fo:column-gap="0cm">
          <style:column-sep style:width="0.009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7:18:10.681218893</meta:creation-date>
    <meta:print-date>2017-10-08T18:55:28.213811029</meta:print-date>
    <dc:date>2017-10-21T22:05:43.935852519</dc:date>
    <meta:editing-duration>PT47M53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2" meta:paragraph-count="1040" meta:word-count="1040" meta:character-count="1040" meta:non-whitespace-character-count="1040"/>
  </office:meta>
</office:document-meta>
</file>